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351cm" table:align="left"/>
    </style:style>
    <style:style style:name="Table1.A" style:family="table-column">
      <style:table-column-properties style:column-width="1.499cm"/>
    </style:style>
    <style:style style:name="Table1.B" style:family="table-column">
      <style:table-column-properties style:column-width="2.801cm"/>
    </style:style>
    <style:style style:name="Table1.C" style:family="table-column">
      <style:table-column-properties style:column-width="1.506cm"/>
    </style:style>
    <style:style style:name="Table1.1" style:family="table-row">
      <style:table-row-properties style:min-row-height="0.549cm"/>
    </style:style>
    <style:style style:name="Table1.A1" style:family="table-cell">
      <style:table-cell-properties style:vertical-align="middle" fo:padding="0.049cm" fo:border="none"/>
    </style:style>
    <style:style style:name="Table1.C1" style:family="table-cell">
      <style:table-cell-properties style:vertical-align="middle" fo:padding="0.097cm" fo:border-left="0.05pt solid #000000" fo:border-right="0.05pt solid #000000" fo:border-top="none" fo:border-bottom="none"/>
    </style:style>
    <style:style style:name="Table1.G1" style:family="table-cell">
      <style:table-cell-properties style:vertical-align="middle" fo:padding="0.097cm" fo:border-left="0.05pt solid #000000" fo:border-right="none" fo:border-top="none" fo:border-bottom="none"/>
    </style:style>
    <style:style style:name="Table1.A2" style:family="table-cell">
      <style:table-cell-properties style:vertical-align="middle" fo:padding="0.097cm" fo:border-left="none"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none" fo:border-right="0.05pt solid #000000" fo:border-top="none" fo:border-bottom="0.05pt solid #000000"/>
    </style:style>
    <style:style style:name="Table1.A3" style:family="table-cell" style:data-style-name="N0">
      <style:table-cell-properties style:vertical-align="middle" fo:padding="0.049cm" fo:border="none"/>
    </style:style>
    <style:style style:name="Table1.C3" style:family="table-cell" style:data-style-name="N0">
      <style:table-cell-properties style:vertical-align="middle" fo:padding="0.097cm" fo:border-left="0.05pt solid #000000" fo:border-right="none" fo:border-top="none" fo:border-bottom="none"/>
    </style:style>
    <style:style style:name="Table1.D3" style:family="table-cell" style:data-style-name="N0">
      <style:table-cell-properties style:vertical-align="middle" fo:padding="0.097cm" fo:border-left="none" fo:border-right="0.05pt solid #000000" fo:border-top="none" fo:border-bottom="none"/>
    </style:style>
    <style:style style:name="Table1.A9" style:family="table-cell" style:data-style-name="N0">
      <style:table-cell-properties style:vertical-align="middle" fo:padding="0.097cm" fo:border-left="none" fo:border-right="none" fo:border-top="none" fo:border-bottom="0.05pt solid #000000"/>
    </style:style>
    <style:style style:name="Table1.C9" style:family="table-cell" style:data-style-name="N0">
      <style:table-cell-properties style:vertical-align="middle" fo:padding="0.097cm" fo:border-left="0.05pt solid #000000" fo:border-right="none" fo:border-top="none" fo:border-bottom="0.05pt solid #000000"/>
    </style:style>
    <style:style style:name="Table1.D9" style:family="table-cell" style:data-style-name="N0">
      <style:table-cell-properties style:vertical-align="middle" fo:padding="0.097cm" fo:border-left="none" fo:border-right="0.05pt solid #000000" fo:border-top="none" fo:border-bottom="0.05pt solid #000000"/>
    </style:style>
    <style:style style:name="Tabela1" style:family="table" style:master-page-name="">
      <style:table-properties style:width="16.399cm" style:page-number="auto" fo:break-before="auto" fo:break-after="auto" table:align="left" fo:background-color="transparent" style:shadow="none" fo:keep-with-next="auto" style:may-break-between-rows="true" style:writing-mode="lr-tb">
        <style:background-image/>
      </style:table-properties>
    </style:style>
    <style:style style:name="Tabela1.A" style:family="table-column">
      <style:table-column-properties style:column-width="1.499cm"/>
    </style:style>
    <style:style style:name="Tabela1.B" style:family="table-column">
      <style:table-column-properties style:column-width="2.778cm"/>
    </style:style>
    <style:style style:name="Tabela1.C" style:family="table-column">
      <style:table-column-properties style:column-width="1.515cm"/>
    </style:style>
    <style:style style:name="Tabela1.1" style:family="table-row">
      <style:table-row-properties style:min-row-height="0.549cm" fo:background-color="transparent" fo:keep-together="auto">
        <style:background-image/>
      </style:table-row-properties>
    </style:style>
    <style:style style:name="Tabela1.A1" style:family="table-cell">
      <style:table-cell-properties style:vertical-align="middle" fo:background-color="transparent" fo:padding="0cm" fo:border="none" style:writing-mode="lr-tb">
        <style:background-image/>
      </style:table-cell-properties>
    </style:style>
    <style:style style:name="Tabela1.C1"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ela1.G1" style:family="table-cell">
      <style:table-cell-properties style:vertical-align="middle" fo:background-color="transparent" fo:padding="0.097cm" fo:border-left="0.05pt solid #000000" fo:border-right="none" fo:border-top="none" fo:border-bottom="none" style:writing-mode="lr-tb">
        <style:background-image/>
      </style:table-cell-properties>
    </style:style>
    <style:style style:name="Tabela1.A2" style:family="table-cell">
      <style:table-cell-properties style:vertical-align="middle" fo:background-color="transparent" fo:padding="0.097cm" fo:border-left="none" fo:border-right="none" fo:border-top="0.05pt solid #000000" fo:border-bottom="0.05pt solid #000000" style:writing-mode="lr-tb">
        <style:background-image/>
      </style:table-cell-properties>
    </style:style>
    <style:style style:name="Tabela1.C2"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Tabela1.D2" style:family="table-cell">
      <style:table-cell-properties style:vertical-align="middle" fo:background-color="transparent" fo:padding="0.097cm" fo:border-left="none" fo:border-right="0.05pt solid #000000" fo:border-top="0.05pt solid #000000" fo:border-bottom="0.05pt solid #000000" style:writing-mode="lr-tb">
        <style:background-image/>
      </style:table-cell-properties>
    </style:style>
    <style:style style:name="Tabela1.A3" style:family="table-cell" style:data-style-name="N0">
      <style:table-cell-properties style:vertical-align="middle" fo:background-color="transparent" fo:padding="0cm" fo:border="none" style:writing-mode="lr-tb">
        <style:background-image/>
      </style:table-cell-properties>
    </style:style>
    <style:style style:name="Tabela1.C3" style:family="table-cell" style:data-style-name="N0">
      <style:table-cell-properties style:vertical-align="middle" fo:background-color="transparent" fo:padding="0.097cm" fo:border-left="0.05pt solid #000000" fo:border-right="none" fo:border-top="none" fo:border-bottom="none" style:writing-mode="lr-tb">
        <style:background-image/>
      </style:table-cell-properties>
    </style:style>
    <style:style style:name="Tabela1.D3" style:family="table-cell" style:data-style-name="N0">
      <style:table-cell-properties style:vertical-align="middle" fo:background-color="transparent" fo:padding="0.097cm" fo:border-left="none" fo:border-right="0.05pt solid #000000" fo:border-top="none" fo:border-bottom="none" style:writing-mode="lr-tb">
        <style:background-image/>
      </style:table-cell-properties>
    </style:style>
    <style:style style:name="Tabela1.A9" style:family="table-cell" style:data-style-name="N0">
      <style:table-cell-properties style:vertical-align="middle" fo:background-color="transparent" fo:padding="0.097cm" fo:border-left="none" fo:border-right="none" fo:border-top="none" fo:border-bottom="0.05pt solid #000000" style:writing-mode="lr-tb">
        <style:background-image/>
      </style:table-cell-properties>
    </style:style>
    <style:style style:name="Tabela1.B9" style:family="table-cell">
      <style:table-cell-properties style:vertical-align="middle" fo:background-color="transparent" fo:padding="0.097cm" fo:border-left="none" fo:border-right="none" fo:border-top="none" fo:border-bottom="0.05pt solid #000000" style:writing-mode="lr-tb">
        <style:background-image/>
      </style:table-cell-properties>
    </style:style>
    <style:style style:name="Tabela1.C9" style:family="table-cell" style:data-style-name="N0">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Tabela1.D9" style:family="table-cell" style:data-style-name="N0">
      <style:table-cell-properties style:vertical-align="middle" fo:background-color="transparent" fo:padding="0.097cm" fo:border-left="none" fo:border-right="0.05pt solid #000000" fo:border-top="none" fo:border-bottom="0.05pt solid #000000" style:writing-mode="lr-tb">
        <style:background-image/>
      </style:table-cell-properties>
    </style:style>
    <style:style style:name="P1" style:family="paragraph" style:parent-style-name="Text_20_body">
      <style:paragraph-properties fo:text-align="justify" style:justify-single-word="false"/>
      <style:text-properties fo:language="en" fo:country="US"/>
    </style:style>
    <style:style style:name="P2" style:family="paragraph" style:parent-style-name="Text_20_body">
      <style:paragraph-properties fo:text-align="justify" style:justify-single-word="false"/>
      <style:text-properties officeooo:rsid="0068348c" officeooo:paragraph-rsid="0068348c"/>
    </style:style>
    <style:style style:name="P3" style:family="paragraph" style:parent-style-name="Text_20_body">
      <style:paragraph-properties fo:text-align="justify" style:justify-single-word="false"/>
      <style:text-properties fo:font-weight="bold" officeooo:rsid="0068348c" officeooo:paragraph-rsid="0068348c" style:font-weight-asian="bold" style:font-weight-complex="bold"/>
    </style:style>
    <style:style style:name="P4" style:family="paragraph" style:parent-style-name="Text_20_body">
      <style:paragraph-properties fo:text-align="justify" style:justify-single-word="false"/>
      <style:text-properties fo:font-weight="normal" officeooo:rsid="0069527d" officeooo:paragraph-rsid="0069527d" style:font-weight-asian="normal" style:font-weight-complex="normal"/>
    </style:style>
    <style:style style:name="P5" style:family="paragraph" style:parent-style-name="Text_20_body">
      <style:paragraph-properties fo:text-align="justify" style:justify-single-word="false"/>
      <style:text-properties fo:font-weight="normal" officeooo:rsid="006a72fe" officeooo:paragraph-rsid="006a72fe" style:font-weight-asian="normal" style:font-weight-complex="normal"/>
    </style:style>
    <style:style style:name="P6" style:family="paragraph" style:parent-style-name="Text_20_body">
      <style:paragraph-properties fo:text-align="justify" style:justify-single-word="false"/>
      <style:text-properties officeooo:rsid="006a72fe" officeooo:paragraph-rsid="006a72fe"/>
    </style:style>
    <style:style style:name="P7" style:family="paragraph" style:parent-style-name="Text_20_body">
      <style:text-properties officeooo:rsid="006e0185" officeooo:paragraph-rsid="006e0185"/>
    </style:style>
    <style:style style:name="P8" style:family="paragraph" style:parent-style-name="Text_20_body">
      <style:text-properties officeooo:rsid="006f0d39" officeooo:paragraph-rsid="006f0d39"/>
    </style:style>
    <style:style style:name="P9" style:family="paragraph" style:parent-style-name="Heading">
      <style:paragraph-properties fo:text-align="center" style:justify-single-word="false"/>
      <style:text-properties fo:language="en" fo:country="US" officeooo:rsid="000ee65f" officeooo:paragraph-rsid="000ee65f"/>
    </style:style>
    <style:style style:name="P10" style:family="paragraph" style:parent-style-name="Heading">
      <style:paragraph-properties fo:text-align="center" style:justify-single-word="false"/>
      <style:text-properties fo:language="en" fo:country="US"/>
    </style:style>
    <style:style style:name="P11" style:family="paragraph" style:parent-style-name="Subtitle">
      <style:text-properties fo:language="en" fo:country="US" officeooo:rsid="000ee65f" officeooo:paragraph-rsid="000ee65f"/>
    </style:style>
    <style:style style:name="P12" style:family="paragraph" style:parent-style-name="Title">
      <style:paragraph-properties fo:text-align="center" style:justify-single-word="false"/>
      <style:text-properties fo:language="en" fo:country="US" officeooo:rsid="0068348c" officeooo:paragraph-rsid="0068348c"/>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end" style:justify-single-word="false"/>
    </style:style>
    <style:style style:name="P15" style:family="paragraph" style:parent-style-name="Text_20_body" style:list-style-name="L1">
      <style:paragraph-properties fo:text-align="justify" style:justify-single-word="false"/>
      <style:text-properties officeooo:rsid="0068348c" officeooo:paragraph-rsid="0068348c"/>
    </style:style>
    <style:style style:name="P16" style:family="paragraph" style:parent-style-name="Text_20_body">
      <style:paragraph-properties fo:text-align="justify" style:justify-single-word="false"/>
      <style:text-properties fo:language="en" fo:country="US" fo:font-style="normal" fo:font-weight="normal" officeooo:rsid="0069527d" officeooo:paragraph-rsid="0069527d" style:font-style-asian="normal" style:font-weight-asian="normal" style:font-style-complex="normal" style:font-weight-complex="normal"/>
    </style:style>
    <style:style style:name="P17" style:family="paragraph" style:parent-style-name="Text_20_body">
      <style:text-properties fo:language="en" fo:country="US" fo:font-style="normal" fo:font-weight="normal" officeooo:rsid="006c4925" officeooo:paragraph-rsid="006c4925" style:font-style-asian="normal" style:font-weight-asian="normal" style:font-style-complex="normal" style:font-weight-complex="normal"/>
    </style:style>
    <style:style style:name="P18" style:family="paragraph" style:parent-style-name="Text_20_body" style:list-style-name="L6">
      <style:text-properties fo:language="en" fo:country="US" fo:font-style="normal" fo:font-weight="normal" officeooo:rsid="006c4925" officeooo:paragraph-rsid="006c4925" style:font-style-asian="normal" style:font-weight-asian="normal" style:font-style-complex="normal" style:font-weight-complex="normal"/>
    </style:style>
    <style:style style:name="P19" style:family="paragraph" style:parent-style-name="Text_20_body">
      <style:text-properties fo:language="en" fo:country="US" fo:font-style="normal" fo:font-weight="normal" officeooo:rsid="0072b2bf" officeooo:paragraph-rsid="0072b2bf" style:font-style-asian="normal" style:font-weight-asian="normal" style:font-style-complex="normal" style:font-weight-complex="normal"/>
    </style:style>
    <style:style style:name="P20" style:family="paragraph" style:parent-style-name="Text_20_body">
      <style:text-properties fo:language="en" fo:country="US" fo:font-style="normal" officeooo:rsid="006be1ad" officeooo:paragraph-rsid="006be1ad" style:font-style-asian="normal" style:font-style-complex="normal"/>
    </style:style>
    <style:style style:name="P21" style:family="paragraph" style:parent-style-name="Text_20_body">
      <style:text-properties fo:language="en" fo:country="US" fo:font-style="normal" officeooo:rsid="006e0185" officeooo:paragraph-rsid="006e0185" style:font-style-asian="normal" style:font-style-complex="normal"/>
    </style:style>
    <style:style style:name="P22" style:family="paragraph" style:parent-style-name="Text_20_body" style:list-style-name="L2">
      <style:paragraph-properties fo:text-align="justify" style:justify-single-word="false"/>
      <style:text-properties fo:font-weight="bold" officeooo:rsid="0069527d" officeooo:paragraph-rsid="0069527d" style:font-weight-asian="bold" style:font-weight-complex="bold"/>
    </style:style>
    <style:style style:name="P23" style:family="paragraph" style:parent-style-name="Text_20_body" style:list-style-name="L3">
      <style:paragraph-properties fo:text-align="justify" style:justify-single-word="false"/>
      <style:text-properties fo:font-weight="bold" officeooo:rsid="006a72fe" officeooo:paragraph-rsid="006a72fe" style:font-weight-asian="bold" style:font-weight-complex="bold"/>
    </style:style>
    <style:style style:name="P24" style:family="paragraph" style:parent-style-name="Text_20_body" style:list-style-name="L4">
      <style:paragraph-properties fo:text-align="justify" style:justify-single-word="false"/>
      <style:text-properties fo:font-weight="bold" officeooo:rsid="006a72fe" officeooo:paragraph-rsid="006a72fe" style:font-weight-asian="bold" style:font-weight-complex="bold"/>
    </style:style>
    <style:style style:name="P25" style:family="paragraph" style:parent-style-name="Text_20_body" style:list-style-name="L5">
      <style:text-properties fo:font-weight="bold" officeooo:rsid="006be1ad" officeooo:paragraph-rsid="006be1ad" style:font-weight-asian="bold" style:font-weight-complex="bold"/>
    </style:style>
    <style:style style:name="P26" style:family="paragraph" style:parent-style-name="Text_20_body">
      <style:text-properties fo:font-weight="bold" officeooo:rsid="0072b2bf" officeooo:paragraph-rsid="0072b2bf" style:font-weight-asian="bold" style:font-weight-complex="bold"/>
    </style:style>
    <style:style style:name="P27" style:family="paragraph" style:parent-style-name="Text_20_body">
      <style:text-properties officeooo:rsid="006f0d39" officeooo:paragraph-rsid="006f0d39"/>
    </style:style>
    <style:style style:name="P28" style:family="paragraph" style:parent-style-name="Text_20_body" style:list-style-name="L7">
      <style:text-properties officeooo:rsid="0072b2bf" officeooo:paragraph-rsid="0072b2bf"/>
    </style:style>
    <style:style style:name="P29" style:family="paragraph" style:parent-style-name="Text_20_body" style:list-style-name="L7">
      <style:text-properties officeooo:paragraph-rsid="0072b2bf"/>
    </style:style>
    <style:style style:name="P30" style:family="paragraph" style:parent-style-name="Text_20_body" style:list-style-name="L7">
      <style:text-properties officeooo:rsid="00747f0c" officeooo:paragraph-rsid="00747f0c"/>
    </style:style>
    <style:style style:name="P31" style:family="paragraph" style:parent-style-name="Heading_20_2">
      <style:paragraph-properties fo:text-align="justify" style:justify-single-word="false"/>
      <style:text-properties fo:language="en" fo:country="US" officeooo:rsid="0068348c" officeooo:paragraph-rsid="0068348c"/>
    </style:style>
    <style:style style:name="P32" style:family="paragraph" style:parent-style-name="Heading_20_2">
      <style:text-properties fo:language="en" fo:country="US" fo:font-style="normal" officeooo:rsid="0068348c" officeooo:paragraph-rsid="0068348c" style:font-style-asian="normal" style:font-style-complex="normal"/>
    </style:style>
    <style:style style:name="P33" style:family="paragraph" style:parent-style-name="Heading_20_2">
      <style:text-properties fo:language="en" fo:country="US" fo:font-style="normal" officeooo:rsid="006c4925" officeooo:paragraph-rsid="006c4925" style:font-style-asian="normal" style:font-style-complex="normal"/>
    </style:style>
    <style:style style:name="P34" style:family="paragraph" style:parent-style-name="Heading_20_2">
      <style:text-properties fo:language="en" fo:country="US" fo:font-style="normal" fo:font-weight="bold" officeooo:rsid="006c4925" officeooo:paragraph-rsid="006c4925" style:font-style-asian="normal" style:font-weight-asian="bold" style:font-style-complex="normal" style:font-weight-complex="bold"/>
    </style:style>
    <style:style style:name="P35" style:family="paragraph" style:parent-style-name="Heading_20_2">
      <style:paragraph-properties fo:text-align="justify" style:justify-single-word="false"/>
    </style:style>
    <style:style style:name="P36" style:family="paragraph" style:parent-style-name="Heading_20_2">
      <style:text-properties officeooo:rsid="006c4925" officeooo:paragraph-rsid="006c4925"/>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end" style:justify-single-word="false"/>
    </style:style>
    <style:style style:name="P39" style:family="paragraph" style:parent-style-name="Table_20_Contents">
      <style:text-properties style:language-asian="zxx" style:country-asian="none" style:language-complex="zxx" style:country-complex="none"/>
    </style:style>
    <style:style style:name="P40" style:family="paragraph" style:parent-style-name="Table_20_Contents">
      <style:paragraph-properties fo:text-align="center" style:justify-single-word="false"/>
      <style:text-properties style:language-asian="zxx" style:country-asian="none" style:language-complex="zxx" style:country-complex="none"/>
    </style:style>
    <style:style style:name="P41" style:family="paragraph" style:parent-style-name="Table_20_Contents">
      <style:paragraph-properties fo:text-align="end" style:justify-single-word="false"/>
      <style:text-properties style:language-asian="zxx" style:country-asian="none" style:language-complex="zxx" style:country-complex="none"/>
    </style:style>
    <style:style style:name="T1" style:family="text">
      <style:text-properties fo:language="en" fo:country="US" fo:font-style="normal" style:font-style-asian="normal" style:font-style-complex="normal"/>
    </style:style>
    <style:style style:name="T2" style:family="text">
      <style:text-properties fo:language="en" fo:country="US" fo:font-style="normal" officeooo:rsid="0068348c" style:font-style-asian="normal" style:font-style-complex="normal"/>
    </style:style>
    <style:style style:name="T3" style:family="text">
      <style:text-properties fo:language="en" fo:country="US" fo:font-style="normal" officeooo:rsid="006be1ad" style:font-style-asian="normal" style:font-style-complex="normal"/>
    </style:style>
    <style:style style:name="T4" style:family="text">
      <style:text-properties fo:language="en" fo:country="US" fo:font-style="normal" officeooo:rsid="0072b2bf" style:font-style-asian="normal" style:font-style-complex="normal"/>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fo:font-weight="normal" officeooo:rsid="006c4925" style:font-style-asian="normal" style:font-weight-asian="normal" style:font-style-complex="normal" style:font-weight-complex="normal"/>
    </style:style>
    <style:style style:name="T7" style:family="text">
      <style:text-properties fo:language="en" fo:country="US" fo:font-style="normal" fo:font-weight="normal" officeooo:rsid="0072b2bf" style:font-style-asian="normal" style:font-weight-asian="normal" style:font-style-complex="normal" style:font-weight-complex="normal"/>
    </style:style>
    <style:style style:name="T8" style:family="text">
      <style:text-properties fo:language="en" fo:country="US" fo:font-style="normal" fo:font-weight="bold" style:font-style-asian="normal" style:font-weight-asian="bold" style:font-style-complex="normal" style:font-weight-complex="bold"/>
    </style:style>
    <style:style style:name="T9" style:family="text">
      <style:text-properties officeooo:rsid="0056dc8f"/>
    </style:style>
    <style:style style:name="T10" style:family="text">
      <style:text-properties officeooo:rsid="0068348c"/>
    </style:style>
    <style:style style:name="T11" style:family="text">
      <style:text-properties fo:font-weight="normal" style:font-weight-asian="normal" style:font-weight-complex="normal"/>
    </style:style>
    <style:style style:name="T12" style:family="text">
      <style:text-properties officeooo:rsid="00709621"/>
    </style:style>
    <style:style style:name="T13" style:family="text">
      <style:text-properties officeooo:rsid="0072004f"/>
    </style:style>
    <style:style style:name="T14" style:family="text">
      <style:text-properties officeooo:rsid="0072b2bf"/>
    </style:style>
    <text:list-style style:name="L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solation Game: Heuristic Analysis</text:p>
      <text:p text:style-name="P11"><text:span text:style-name="T10">Artificial Intelligente </text:span>Nanodegree</text:p>
      <text:p text:style-name="P9">Celso Araujo</text:p>
      <text:p text:style-name="P10"><text:span text:style-name="T10">November 13</text:span>th, 201<text:span text:style-name="T9">7</text:span></text:p>
      <text:p text:style-name="P1"/>
      <text:h text:style-name="P31" text:outline-level="2">Introduction</text:h>
      <text:p text:style-name="P2">This report is a requirement of the “Build a Game-Playing Agent” project included in Udacity's Artificial Intelligente Nanodegree. The project description, this report and all code, including code for my solution, can be found on my GitHub repository: <text:a xlink:type="simple" xlink:href="https://github.com/celsofaf/AIND-Isolation" text:style-name="Internet_20_link" text:visited-style-name="Visited_20_Internet_20_Link">https://github.com/celsofaf/AIND-Isolation</text:a>.</text:p>
      <text:p text:style-name="P2">The aim of this report is, according to the project instructions:</text:p>
      <text:list xml:id="list262958441834440406" text:style-name="L1">
        <text:list-item>
          <text:p text:style-name="P15">To describe the three heuristics I developed for calculating board-state scores for the Isolation game. These scoring heuristics are used to build 3 playing agents (called simply “players” here) ;</text:p>
        </text:list-item>
        <text:list-item>
          <text:p text:style-name="P15">Show and comment the results of the “Tournament” comparing these 3 players to other 7 pre-implemented players, including a specific one which should be considered as a benchmark.</text:p>
        </text:list-item>
      </text:list>
      <text:h text:style-name="P32" text:outline-level="2">The 7 pre-implemented players</text:h>
      <text:p text:style-name="P3"><text:span text:style-name="T1">Player #1 – Random:</text:span><text:span text:style-name="T5"> as its name suggests, simply choses a random move among the available ones, and plays this move.</text:span></text:p>
      <text:p text:style-name="P16">Players #2 to #7 are the cartesian product of two gameplay heuristics and three board-state score heuristics. The gameplay heuristics are:</text:p>
      <text:list xml:id="list3575098127725169501" text:style-name="L2">
        <text:list-item>
          <text:p text:style-name="P22"><text:span text:style-name="T1">MiniMax – MM:</text:span><text:span text:style-name="T5"> chooses a move using depth-limited minimax search over the game tree</text:span></text:p>
        </text:list-item>
        <text:list-item>
          <text:p text:style-name="P22"><text:span text:style-name="T1">AlphaBeta – AB:</text:span><text:span text:style-name="T5"> chooses a move using iterative deepening minimax search with alpha-beta pruning over the game tree</text:span></text:p>
        </text:list-item>
      </text:list>
      <text:p text:style-name="P4">And the score heuristics are:</text:p>
      <text:list xml:id="list2361926316020039864" text:style-name="L3">
        <text:list-item>
          <text:p text:style-name="P23">Open:<text:span text:style-name="T11"> score is equal to the number of possible moves available to the player</text:span></text:p>
        </text:list-item>
        <text:list-item>
          <text:p text:style-name="P23">Center:<text:span text:style-name="T11"> score is equal to the squared euclidean distance of the player's current position to the board center</text:span></text:p>
        </text:list-item>
        <text:list-item>
          <text:p text:style-name="P23">Improved:<text:span text:style-name="T11"> score is equal to the number of possible moves available to the current player (Open score) minus the number of possible moves available to the opponent player.</text:span></text:p>
        </text:list-item>
      </text:list>
      <text:p text:style-name="P5">So, the remaining pre-implemented players are:</text:p>
      <text:list xml:id="list2961257988374871385" text:style-name="L4">
        <text:list-item>
          <text:p text:style-name="P24">Player #2 – MM_Open:<text:span text:style-name="T11"> MiniMax gameplay with Open score heuristics</text:span></text:p>
        </text:list-item>
        <text:list-item>
          <text:p text:style-name="P24">Player #3 – MM_Center:<text:span text:style-name="T11"> MiniMax gameplay with Center score heuristics</text:span></text:p>
        </text:list-item>
        <text:list-item>
          <text:p text:style-name="P24">Player #4 – MM_Improved:<text:span text:style-name="T11"> MiniMax gameplay with Improved score heuristics</text:span></text:p>
        </text:list-item>
        <text:list-item>
          <text:p text:style-name="P24">Player #5 – AB_Open:<text:span text:style-name="T11"> AlphaBeta gameplay with Open score heuristics</text:span></text:p>
        </text:list-item>
        <text:list-item>
          <text:p text:style-name="P24"><text:soft-page-break/>Player #6 – AB_Center:<text:span text:style-name="T11"> AlphaBeta gameplay with Center score heuristics</text:span></text:p>
        </text:list-item>
        <text:list-item>
          <text:p text:style-name="P24">Player #7 – AB_Improved:<text:span text:style-name="T11"> AlphaBeta gameplay with Improved score heuristics</text:span></text:p>
        </text:list-item>
      </text:list>
      <text:p text:style-name="P16">Note: a MiniMax player here will always search the game tree to a maximum depth of 3, while an AlphaBeta player will use iterative deepening technique to search the tree starting at depth = 1 and going as deep as the game timer allows.</text:p>
      <text:p text:style-name="P6"><text:span text:style-name="T2">T</text:span><text:span text:style-name="T1">he benchmark AI player is </text:span><text:span text:style-name="T8">Player #7 – AB_Improved</text:span><text:span text:style-name="T5">. My aim is to beat this player under the project constraints.</text:span></text:p>
      <text:h text:style-name="P35" text:outline-level="2"><text:span text:style-name="T1">The 3 </text:span><text:span text:style-name="T3">new players</text:span></text:h>
      <text:p text:style-name="P20">The new players use alpha-beta prunning with iterative deepening (like the “AB” pre-implemented players) to choose the next move, but with score functions that were implemented by myself. These are the players with their score functions:</text:p>
      <text:list xml:id="list8498511033085187279" text:style-name="L5">
        <text:list-item>
          <text:p text:style-name="P25"><text:span text:style-name="T1">AB_Custom:</text:span><text:span text:style-name="T5"> score = (number of player possible moves) – 3*(number of opponent possible moves). This is a modified version of Improved score, possibly aiming for a more defensive style of playing.</text:span></text:p>
        </text:list-item>
        <text:list-item>
          <text:p text:style-name="P25"><text:span text:style-name="T1">AB_Custom_2:</text:span><text:span text:style-name="T5"> score = 3*(number of player possible moves) – (number of opponent possible moves). This is a modified version of Improved score, possibly aiming for a more aggressive </text:span><text:span text:style-name="T7">or offensive</text:span><text:span text:style-name="T5"> style of playing.</text:span></text:p>
        </text:list-item>
        <text:list-item>
          <text:p text:style-name="P25"><text:span text:style-name="T1">AB_Custom_3:</text:span><text:span text:style-name="T5"> score = (number of player possible moves) + (number of player possible second moves) – (number of opponent possible moves). Here, I “allowed” the player to make two moves in a row so as to look a little ahead into the game, counting the possible unique “first” and “second” moves. The more moves a player is able make in two turns, the better. From this number, I subtracted the current number of possible moves for the opponent, because </text:span><text:span text:style-name="T6">I understand </text:span><text:span text:style-name="T5">its “freedom” is also to be accounted for. ;-)</text:span></text:p>
        </text:list-item>
      </text:list>
      <text:p text:style-name="P26"><text:span text:style-name="T5">AB_Custom, AB_Custom_2 and AB_Custom_3 players will be collectively referred to as “my players” from now on.</text:span></text:p>
      <text:h text:style-name="P34" text:outline-level="2">Measuring players performances</text:h>
      <text:p text:style-name="P17">Two “tournaments” were set up in order to assess the players performances. Players were divided in two groups, and member of one group played against all members of the other group. The groups were:</text:p>
      <text:list xml:id="list151773964010288003" text:style-name="L6">
        <text:list-item>
          <text:p text:style-name="P18">AB_Improved, AB_Custom, AB_Custom_2 and AB_Custom_3 (the benchmark player plus my players)</text:p>
        </text:list-item>
        <text:list-item>
          <text:p text:style-name="P18">Random, MM_Open, MM_Center, MM_Improved, AB_Open, AB_Center and AB_Improved (all 7 pre-implemented players)</text:p>
        </text:list-item>
      </text:list>
      <text:p text:style-name="P19">Note that the benchmark player, AB_Improved, will end up playing against itself.</text:p>
      <text:p text:style-name="P17">So, a tournament will have 28 (4 x 7) sets of matches. Each match will, <text:span text:style-name="T14">in fact,</text:span> be a double match: first round with random starting positions, and second round with the same random starting positions, but with players reversed as to whom starts.</text:p>
      <text:p text:style-name="P17">Tournament #1 consists of 200 matches between each pair of players (that is, 400 rounds, with 400 x 28 = 11,200 rounds played in total), with a time limit of 150 milliseconds for each move. Tournament #2 has the same number of matches, but with an increased time limit: 450 milliseconds for each move. This is made to allow the search heuristics to go deeper in the game trees and see the effects.</text:p>
      <text:h text:style-name="P33" text:outline-level="2"><text:soft-page-break/>Results</text:h>
      <text:p text:style-name="P21">Tournament #1 <text:span text:style-name="T12">took 9h28min to run on my computer. Here are its results</text:span>:</text:p>
      <table:table table:name="Table1" table:style-name="Table1">
        <table:table-column table:style-name="Table1.A"/>
        <table:table-column table:style-name="Table1.B"/>
        <table:table-column table:style-name="Table1.C" table:number-columns-repeated="8"/>
        <table:table-row table:style-name="Table1.1">
          <table:table-cell table:style-name="Table1.A1" office:value-type="string">
            <text:p text:style-name="P13">Match #</text:p>
          </table:table-cell>
          <table:table-cell table:style-name="Table1.A1" office:value-type="string">
            <text:p text:style-name="P13">Opponent</text:p>
          </table:table-cell>
          <table:table-cell table:style-name="Table1.C1" table:number-columns-spanned="2" office:value-type="string">
            <text:p text:style-name="P13">AB_Improved</text:p>
          </table:table-cell>
          <table:covered-table-cell/>
          <table:table-cell table:style-name="Table1.A1" table:number-columns-spanned="2" office:value-type="string">
            <text:p text:style-name="P13">AB_Custom</text:p>
          </table:table-cell>
          <table:covered-table-cell/>
          <table:table-cell table:style-name="Table1.G1" table:number-columns-spanned="2" office:value-type="string">
            <text:p text:style-name="P13">AB_Custom_<text:span text:style-name="T13">2</text:span></text:p>
          </table:table-cell>
          <table:covered-table-cell/>
          <table:table-cell table:style-name="Table1.C1" table:number-columns-spanned="2" office:value-type="string">
            <text:p text:style-name="P13">AB_Custom_<text:span text:style-name="T13">3</text:span></text:p>
          </table:table-cell>
          <table:covered-table-cell/>
        </table:table-row>
        <table:table-row table:style-name="Table1.1">
          <table:table-cell table:style-name="Table1.A2" office:value-type="string">
            <text:p text:style-name="Table_20_Contents"/>
          </table:table-cell>
          <table:table-cell table:style-name="Table1.A2" office:value-type="string">
            <text:p text:style-name="Standard"/>
          </table:table-cell>
          <table:table-cell table:style-name="Table1.C2" office:value-type="string">
            <text:p text:style-name="P13">Won</text:p>
          </table:table-cell>
          <table:table-cell table:style-name="Table1.D2" office:value-type="string">
            <text:p text:style-name="P13">Lost</text:p>
          </table:table-cell>
          <table:table-cell table:style-name="Table1.A2" office:value-type="string">
            <text:p text:style-name="P13">Won</text:p>
          </table:table-cell>
          <table:table-cell table:style-name="Table1.A2" office:value-type="string">
            <text:p text:style-name="P13">Lost</text:p>
          </table:table-cell>
          <table:table-cell table:style-name="Table1.C2" office:value-type="string">
            <text:p text:style-name="P13">Won</text:p>
          </table:table-cell>
          <table:table-cell table:style-name="Table1.C2" office:value-type="string">
            <text:p text:style-name="P13">Lost</text:p>
          </table:table-cell>
          <table:table-cell table:style-name="Table1.C2" office:value-type="string">
            <text:p text:style-name="P13">Won</text:p>
          </table:table-cell>
          <table:table-cell table:style-name="Table1.D2" office:value-type="string">
            <text:p text:style-name="P13">Lost</text:p>
          </table:table-cell>
        </table:table-row>
        <table:table-row table:style-name="Table1.1">
          <table:table-cell table:style-name="Table1.A3" office:value-type="float" office:value="1">
            <text:p text:style-name="P13">1</text:p>
          </table:table-cell>
          <table:table-cell table:style-name="Table1.A1" office:value-type="string">
            <text:p text:style-name="P13">Random</text:p>
          </table:table-cell>
          <table:table-cell table:style-name="Table1.C3" office:value-type="float" office:value="382">
            <text:p text:style-name="P14">382</text:p>
          </table:table-cell>
          <table:table-cell table:style-name="Table1.D3" office:value-type="float" office:value="18">
            <text:p text:style-name="P14">18</text:p>
          </table:table-cell>
          <table:table-cell table:style-name="Table1.A3" office:value-type="float" office:value="380">
            <text:p text:style-name="P14">380</text:p>
          </table:table-cell>
          <table:table-cell table:style-name="Table1.A3" office:value-type="float" office:value="20">
            <text:p text:style-name="P14">20</text:p>
          </table:table-cell>
          <table:table-cell table:style-name="Table1.C3" office:value-type="float" office:value="370">
            <text:p text:style-name="P14">370</text:p>
          </table:table-cell>
          <table:table-cell table:style-name="Table1.C3" office:value-type="float" office:value="30">
            <text:p text:style-name="P14">30</text:p>
          </table:table-cell>
          <table:table-cell table:style-name="Table1.C3" office:value-type="float" office:value="383">
            <text:p text:style-name="P14">383</text:p>
          </table:table-cell>
          <table:table-cell table:style-name="Table1.D3" office:value-type="float" office:value="17">
            <text:p text:style-name="P14">17</text:p>
          </table:table-cell>
        </table:table-row>
        <table:table-row table:style-name="Table1.1">
          <table:table-cell table:style-name="Table1.A3" office:value-type="float" office:value="2">
            <text:p text:style-name="P13">2</text:p>
          </table:table-cell>
          <table:table-cell table:style-name="Table1.A1" office:value-type="string">
            <text:p text:style-name="P13">MM_Open</text:p>
          </table:table-cell>
          <table:table-cell table:style-name="Table1.C3" office:value-type="float" office:value="296">
            <text:p text:style-name="P14">296</text:p>
          </table:table-cell>
          <table:table-cell table:style-name="Table1.D3" office:value-type="float" office:value="104">
            <text:p text:style-name="P14">104</text:p>
          </table:table-cell>
          <table:table-cell table:style-name="Table1.A3" office:value-type="float" office:value="294">
            <text:p text:style-name="P14">294</text:p>
          </table:table-cell>
          <table:table-cell table:style-name="Table1.A3" office:value-type="float" office:value="106">
            <text:p text:style-name="P14">106</text:p>
          </table:table-cell>
          <table:table-cell table:style-name="Table1.C3" office:value-type="float" office:value="306">
            <text:p text:style-name="P14">306</text:p>
          </table:table-cell>
          <table:table-cell table:style-name="Table1.C3" office:value-type="float" office:value="94">
            <text:p text:style-name="P14">94</text:p>
          </table:table-cell>
          <table:table-cell table:style-name="Table1.C3" office:value-type="float" office:value="299">
            <text:p text:style-name="P14">299</text:p>
          </table:table-cell>
          <table:table-cell table:style-name="Table1.D3" office:value-type="float" office:value="101">
            <text:p text:style-name="P14">101</text:p>
          </table:table-cell>
        </table:table-row>
        <table:table-row table:style-name="Table1.1">
          <table:table-cell table:style-name="Table1.A3" office:value-type="float" office:value="3">
            <text:p text:style-name="P13">3</text:p>
          </table:table-cell>
          <table:table-cell table:style-name="Table1.A1" office:value-type="string">
            <text:p text:style-name="P13">MM_Center</text:p>
          </table:table-cell>
          <table:table-cell table:style-name="Table1.C3" office:value-type="float" office:value="361">
            <text:p text:style-name="P14">361</text:p>
          </table:table-cell>
          <table:table-cell table:style-name="Table1.D3" office:value-type="float" office:value="39">
            <text:p text:style-name="P14">39</text:p>
          </table:table-cell>
          <table:table-cell table:style-name="Table1.A3" office:value-type="float" office:value="345">
            <text:p text:style-name="P14">345</text:p>
          </table:table-cell>
          <table:table-cell table:style-name="Table1.A3" office:value-type="float" office:value="55">
            <text:p text:style-name="P14">55</text:p>
          </table:table-cell>
          <table:table-cell table:style-name="Table1.C3" office:value-type="float" office:value="363">
            <text:p text:style-name="P14">363</text:p>
          </table:table-cell>
          <table:table-cell table:style-name="Table1.C3" office:value-type="float" office:value="37">
            <text:p text:style-name="P14">37</text:p>
          </table:table-cell>
          <table:table-cell table:style-name="Table1.C3" office:value-type="float" office:value="345">
            <text:p text:style-name="P14">345</text:p>
          </table:table-cell>
          <table:table-cell table:style-name="Table1.D3" office:value-type="float" office:value="55">
            <text:p text:style-name="P14">55</text:p>
          </table:table-cell>
        </table:table-row>
        <table:table-row table:style-name="Table1.1">
          <table:table-cell table:style-name="Table1.A3" office:value-type="float" office:value="4">
            <text:p text:style-name="P13">4</text:p>
          </table:table-cell>
          <table:table-cell table:style-name="Table1.A1" office:value-type="string">
            <text:p text:style-name="P13">MM_Improved</text:p>
          </table:table-cell>
          <table:table-cell table:style-name="Table1.C3" office:value-type="float" office:value="282">
            <text:p text:style-name="P14">282</text:p>
          </table:table-cell>
          <table:table-cell table:style-name="Table1.D3" office:value-type="float" office:value="118">
            <text:p text:style-name="P14">118</text:p>
          </table:table-cell>
          <table:table-cell table:style-name="Table1.A3" office:value-type="float" office:value="265">
            <text:p text:style-name="P14">265</text:p>
          </table:table-cell>
          <table:table-cell table:style-name="Table1.A3" office:value-type="float" office:value="135">
            <text:p text:style-name="P14">135</text:p>
          </table:table-cell>
          <table:table-cell table:style-name="Table1.C3" office:value-type="float" office:value="299">
            <text:p text:style-name="P14">299</text:p>
          </table:table-cell>
          <table:table-cell table:style-name="Table1.C3" office:value-type="float" office:value="101">
            <text:p text:style-name="P14">101</text:p>
          </table:table-cell>
          <table:table-cell table:style-name="Table1.C3" office:value-type="float" office:value="290">
            <text:p text:style-name="P14">290</text:p>
          </table:table-cell>
          <table:table-cell table:style-name="Table1.D3" office:value-type="float" office:value="110">
            <text:p text:style-name="P14">110</text:p>
          </table:table-cell>
        </table:table-row>
        <table:table-row table:style-name="Table1.1">
          <table:table-cell table:style-name="Table1.A3" office:value-type="float" office:value="5">
            <text:p text:style-name="P13">5</text:p>
          </table:table-cell>
          <table:table-cell table:style-name="Table1.A1" office:value-type="string">
            <text:p text:style-name="P13">AB_Open</text:p>
          </table:table-cell>
          <table:table-cell table:style-name="Table1.C3" office:value-type="float" office:value="216">
            <text:p text:style-name="P14">216</text:p>
          </table:table-cell>
          <table:table-cell table:style-name="Table1.D3" office:value-type="float" office:value="184">
            <text:p text:style-name="P14">184</text:p>
          </table:table-cell>
          <table:table-cell table:style-name="Table1.A3" office:value-type="float" office:value="219">
            <text:p text:style-name="P14">219</text:p>
          </table:table-cell>
          <table:table-cell table:style-name="Table1.A3" office:value-type="float" office:value="181">
            <text:p text:style-name="P14">181</text:p>
          </table:table-cell>
          <table:table-cell table:style-name="Table1.C3" office:value-type="float" office:value="207">
            <text:p text:style-name="P14">207</text:p>
          </table:table-cell>
          <table:table-cell table:style-name="Table1.C3" office:value-type="float" office:value="193">
            <text:p text:style-name="P14">193</text:p>
          </table:table-cell>
          <table:table-cell table:style-name="Table1.C3" office:value-type="float" office:value="216">
            <text:p text:style-name="P14">216</text:p>
          </table:table-cell>
          <table:table-cell table:style-name="Table1.D3" office:value-type="float" office:value="184">
            <text:p text:style-name="P14">184</text:p>
          </table:table-cell>
        </table:table-row>
        <table:table-row table:style-name="Table1.1">
          <table:table-cell table:style-name="Table1.A3" office:value-type="float" office:value="6">
            <text:p text:style-name="P13">6</text:p>
          </table:table-cell>
          <table:table-cell table:style-name="Table1.A1" office:value-type="string">
            <text:p text:style-name="P13">AB_Center</text:p>
          </table:table-cell>
          <table:table-cell table:style-name="Table1.C3" office:value-type="float" office:value="230">
            <text:p text:style-name="P14">230</text:p>
          </table:table-cell>
          <table:table-cell table:style-name="Table1.D3" office:value-type="float" office:value="170">
            <text:p text:style-name="P14">170</text:p>
          </table:table-cell>
          <table:table-cell table:style-name="Table1.A3" office:value-type="float" office:value="232">
            <text:p text:style-name="P14">232</text:p>
          </table:table-cell>
          <table:table-cell table:style-name="Table1.A3" office:value-type="float" office:value="168">
            <text:p text:style-name="P14">168</text:p>
          </table:table-cell>
          <table:table-cell table:style-name="Table1.C3" office:value-type="float" office:value="232">
            <text:p text:style-name="P14">232</text:p>
          </table:table-cell>
          <table:table-cell table:style-name="Table1.C3" office:value-type="float" office:value="168">
            <text:p text:style-name="P14">168</text:p>
          </table:table-cell>
          <table:table-cell table:style-name="Table1.C3" office:value-type="float" office:value="247">
            <text:p text:style-name="P14">247</text:p>
          </table:table-cell>
          <table:table-cell table:style-name="Table1.D3" office:value-type="float" office:value="153">
            <text:p text:style-name="P14">153</text:p>
          </table:table-cell>
        </table:table-row>
        <table:table-row table:style-name="Table1.1">
          <table:table-cell table:style-name="Table1.A9" office:value-type="float" office:value="7">
            <text:p text:style-name="P13">7</text:p>
          </table:table-cell>
          <table:table-cell table:style-name="Table1.A2" office:value-type="string">
            <text:p text:style-name="P13">AB_Improved</text:p>
          </table:table-cell>
          <table:table-cell table:style-name="Table1.C9" office:value-type="float" office:value="210">
            <text:p text:style-name="P14">210</text:p>
          </table:table-cell>
          <table:table-cell table:style-name="Table1.D9" office:value-type="float" office:value="190">
            <text:p text:style-name="P14">190</text:p>
          </table:table-cell>
          <table:table-cell table:style-name="Table1.A9" office:value-type="float" office:value="208">
            <text:p text:style-name="P14">208</text:p>
          </table:table-cell>
          <table:table-cell table:style-name="Table1.A9" office:value-type="float" office:value="192">
            <text:p text:style-name="P14">192</text:p>
          </table:table-cell>
          <table:table-cell table:style-name="Table1.C9" office:value-type="float" office:value="192">
            <text:p text:style-name="P14">192</text:p>
          </table:table-cell>
          <table:table-cell table:style-name="Table1.C9" office:value-type="float" office:value="208">
            <text:p text:style-name="P14">208</text:p>
          </table:table-cell>
          <table:table-cell table:style-name="Table1.C9" office:value-type="float" office:value="209">
            <text:p text:style-name="P14">209</text:p>
          </table:table-cell>
          <table:table-cell table:style-name="Table1.D9" office:value-type="float" office:value="191">
            <text:p text:style-name="P14">191</text:p>
          </table:table-cell>
        </table:table-row>
        <table:table-row table:style-name="Table1.1">
          <table:table-cell table:style-name="Table1.A1" office:value-type="string">
            <text:p text:style-name="Table_20_Contents"/>
          </table:table-cell>
          <table:table-cell table:style-name="Table1.A1" office:value-type="string">
            <text:p text:style-name="P13">Win rate:</text:p>
          </table:table-cell>
          <table:table-cell table:style-name="Table1.C1" table:number-columns-spanned="2" office:value-type="string">
            <text:p text:style-name="P13">70.6%</text:p>
          </table:table-cell>
          <table:covered-table-cell/>
          <table:table-cell table:style-name="Table1.A1" table:number-columns-spanned="2" office:value-type="string">
            <text:p text:style-name="P13">69.4%</text:p>
          </table:table-cell>
          <table:covered-table-cell/>
          <table:table-cell table:style-name="Table1.G1" table:number-columns-spanned="2" office:value-type="string">
            <text:p text:style-name="P13">70.3%</text:p>
          </table:table-cell>
          <table:covered-table-cell/>
          <table:table-cell table:style-name="Table1.C1" table:number-columns-spanned="2" office:value-type="string">
            <text:p text:style-name="P13">71.0%</text:p>
          </table:table-cell>
          <table:covered-table-cell/>
        </table:table-row>
      </table:table>
      <text:p text:style-name="P7"/>
      <text:p text:style-name="P8">Tournament #2 <text:span text:style-name="T13">took 28h42min to run on my computer. Here are its results</text:span>:</text:p>
      <table:table table:name="Tabela1" table:style-name="Tabela1">
        <table:table-column table:style-name="Tabela1.A"/>
        <table:table-column table:style-name="Tabela1.B"/>
        <table:table-column table:style-name="Tabela1.C" table:number-columns-repeated="8"/>
        <table:table-row table:style-name="Tabela1.1">
          <table:table-cell table:style-name="Tabela1.A1" office:value-type="string">
            <text:p text:style-name="P40">Match #</text:p>
          </table:table-cell>
          <table:table-cell table:style-name="Tabela1.A1" office:value-type="string">
            <text:p text:style-name="P40">Opponent</text:p>
          </table:table-cell>
          <table:table-cell table:style-name="Tabela1.C1" table:number-columns-spanned="2" office:value-type="string">
            <text:p text:style-name="P40">AB_Improved</text:p>
          </table:table-cell>
          <table:covered-table-cell/>
          <table:table-cell table:style-name="Tabela1.A1" table:number-columns-spanned="2" office:value-type="string">
            <text:p text:style-name="P40">AB_Custom</text:p>
          </table:table-cell>
          <table:covered-table-cell/>
          <table:table-cell table:style-name="Tabela1.G1" table:number-columns-spanned="2" office:value-type="string">
            <text:p text:style-name="P40">AB_Custom_<text:span text:style-name="T13">2</text:span></text:p>
          </table:table-cell>
          <table:covered-table-cell/>
          <table:table-cell table:style-name="Tabela1.C1" table:number-columns-spanned="2" office:value-type="string">
            <text:p text:style-name="P40">AB_Custom_<text:span text:style-name="T13">3</text:span></text:p>
          </table:table-cell>
          <table:covered-table-cell/>
        </table:table-row>
        <table:table-row table:style-name="Tabela1.1">
          <table:table-cell table:style-name="Tabela1.A2" office:value-type="string">
            <text:p text:style-name="P39"/>
          </table:table-cell>
          <table:table-cell table:style-name="Tabela1.A2" office:value-type="string">
            <text:p text:style-name="P39"/>
          </table:table-cell>
          <table:table-cell table:style-name="Tabela1.C2" office:value-type="string">
            <text:p text:style-name="P40">Won</text:p>
          </table:table-cell>
          <table:table-cell table:style-name="Tabela1.D2" office:value-type="string">
            <text:p text:style-name="P40">Lost</text:p>
          </table:table-cell>
          <table:table-cell table:style-name="Tabela1.A2" office:value-type="string">
            <text:p text:style-name="P40">Won</text:p>
          </table:table-cell>
          <table:table-cell table:style-name="Tabela1.A2" office:value-type="string">
            <text:p text:style-name="P40">Lost</text:p>
          </table:table-cell>
          <table:table-cell table:style-name="Tabela1.C2" office:value-type="string">
            <text:p text:style-name="P40">Won</text:p>
          </table:table-cell>
          <table:table-cell table:style-name="Tabela1.C2" office:value-type="string">
            <text:p text:style-name="P40">Lost</text:p>
          </table:table-cell>
          <table:table-cell table:style-name="Tabela1.C2" office:value-type="string">
            <text:p text:style-name="P40">Won</text:p>
          </table:table-cell>
          <table:table-cell table:style-name="Tabela1.D2" office:value-type="string">
            <text:p text:style-name="P40">Lost</text:p>
          </table:table-cell>
        </table:table-row>
        <table:table-row table:style-name="Tabela1.1">
          <table:table-cell table:style-name="Tabela1.A3" office:value-type="float" office:value="1">
            <text:p text:style-name="P40">1</text:p>
          </table:table-cell>
          <table:table-cell table:style-name="Tabela1.A1" office:value-type="string">
            <text:p text:style-name="P40">Random</text:p>
          </table:table-cell>
          <table:table-cell table:style-name="Tabela1.C3" office:value-type="float" office:value="374">
            <text:p text:style-name="P41">374</text:p>
          </table:table-cell>
          <table:table-cell table:style-name="Tabela1.D3" office:value-type="float" office:value="26">
            <text:p text:style-name="P41">26</text:p>
          </table:table-cell>
          <table:table-cell table:style-name="Tabela1.A3" office:value-type="float" office:value="369">
            <text:p text:style-name="P41">369</text:p>
          </table:table-cell>
          <table:table-cell table:style-name="Tabela1.A3" office:value-type="float" office:value="31">
            <text:p text:style-name="P41">31</text:p>
          </table:table-cell>
          <table:table-cell table:style-name="Tabela1.C3" office:value-type="float" office:value="362">
            <text:p text:style-name="P41">362</text:p>
          </table:table-cell>
          <table:table-cell table:style-name="Tabela1.C3" office:value-type="float" office:value="38">
            <text:p text:style-name="P41">38</text:p>
          </table:table-cell>
          <table:table-cell table:style-name="Tabela1.C3" office:value-type="float" office:value="372">
            <text:p text:style-name="P41">372</text:p>
          </table:table-cell>
          <table:table-cell table:style-name="Tabela1.D3" office:value-type="float" office:value="28">
            <text:p text:style-name="P41">28</text:p>
          </table:table-cell>
        </table:table-row>
        <table:table-row table:style-name="Tabela1.1">
          <table:table-cell table:style-name="Tabela1.A3" office:value-type="float" office:value="2">
            <text:p text:style-name="P40">2</text:p>
          </table:table-cell>
          <table:table-cell table:style-name="Tabela1.A1" office:value-type="string">
            <text:p text:style-name="P40">MM_Open</text:p>
          </table:table-cell>
          <table:table-cell table:style-name="Tabela1.C3" office:value-type="float" office:value="301">
            <text:p text:style-name="P41">301</text:p>
          </table:table-cell>
          <table:table-cell table:style-name="Tabela1.D3" office:value-type="float" office:value="99">
            <text:p text:style-name="P41">99</text:p>
          </table:table-cell>
          <table:table-cell table:style-name="Tabela1.A3" office:value-type="float" office:value="312">
            <text:p text:style-name="P41">312</text:p>
          </table:table-cell>
          <table:table-cell table:style-name="Tabela1.A3" office:value-type="float" office:value="88">
            <text:p text:style-name="P41">88</text:p>
          </table:table-cell>
          <table:table-cell table:style-name="Tabela1.C3" office:value-type="float" office:value="304">
            <text:p text:style-name="P41">304</text:p>
          </table:table-cell>
          <table:table-cell table:style-name="Tabela1.C3" office:value-type="float" office:value="96">
            <text:p text:style-name="P41">96</text:p>
          </table:table-cell>
          <table:table-cell table:style-name="Tabela1.C3" office:value-type="float" office:value="296">
            <text:p text:style-name="P41">296</text:p>
          </table:table-cell>
          <table:table-cell table:style-name="Tabela1.D3" office:value-type="float" office:value="104">
            <text:p text:style-name="P41">104</text:p>
          </table:table-cell>
        </table:table-row>
        <table:table-row table:style-name="Tabela1.1">
          <table:table-cell table:style-name="Tabela1.A3" office:value-type="float" office:value="3">
            <text:p text:style-name="P40">3</text:p>
          </table:table-cell>
          <table:table-cell table:style-name="Tabela1.A1" office:value-type="string">
            <text:p text:style-name="P40">MM_Center</text:p>
          </table:table-cell>
          <table:table-cell table:style-name="Tabela1.C3" office:value-type="float" office:value="351">
            <text:p text:style-name="P41">351</text:p>
          </table:table-cell>
          <table:table-cell table:style-name="Tabela1.D3" office:value-type="float" office:value="49">
            <text:p text:style-name="P41">49</text:p>
          </table:table-cell>
          <table:table-cell table:style-name="Tabela1.A3" office:value-type="float" office:value="356">
            <text:p text:style-name="P41">356</text:p>
          </table:table-cell>
          <table:table-cell table:style-name="Tabela1.A3" office:value-type="float" office:value="44">
            <text:p text:style-name="P41">44</text:p>
          </table:table-cell>
          <table:table-cell table:style-name="Tabela1.C3" office:value-type="float" office:value="337">
            <text:p text:style-name="P41">337</text:p>
          </table:table-cell>
          <table:table-cell table:style-name="Tabela1.C3" office:value-type="float" office:value="63">
            <text:p text:style-name="P41">63</text:p>
          </table:table-cell>
          <table:table-cell table:style-name="Tabela1.C3" office:value-type="float" office:value="337">
            <text:p text:style-name="P41">337</text:p>
          </table:table-cell>
          <table:table-cell table:style-name="Tabela1.D3" office:value-type="float" office:value="63">
            <text:p text:style-name="P41">63</text:p>
          </table:table-cell>
        </table:table-row>
        <table:table-row table:style-name="Tabela1.1">
          <table:table-cell table:style-name="Tabela1.A3" office:value-type="float" office:value="4">
            <text:p text:style-name="P40">4</text:p>
          </table:table-cell>
          <table:table-cell table:style-name="Tabela1.A1" office:value-type="string">
            <text:p text:style-name="P40">MM_Improved</text:p>
          </table:table-cell>
          <table:table-cell table:style-name="Tabela1.C3" office:value-type="float" office:value="289">
            <text:p text:style-name="P41">289</text:p>
          </table:table-cell>
          <table:table-cell table:style-name="Tabela1.D3" office:value-type="float" office:value="111">
            <text:p text:style-name="P41">111</text:p>
          </table:table-cell>
          <table:table-cell table:style-name="Tabela1.A3" office:value-type="float" office:value="282">
            <text:p text:style-name="P41">282</text:p>
          </table:table-cell>
          <table:table-cell table:style-name="Tabela1.A3" office:value-type="float" office:value="118">
            <text:p text:style-name="P41">118</text:p>
          </table:table-cell>
          <table:table-cell table:style-name="Tabela1.C3" office:value-type="float" office:value="280">
            <text:p text:style-name="P41">280</text:p>
          </table:table-cell>
          <table:table-cell table:style-name="Tabela1.C3" office:value-type="float" office:value="120">
            <text:p text:style-name="P41">120</text:p>
          </table:table-cell>
          <table:table-cell table:style-name="Tabela1.C3" office:value-type="float" office:value="304">
            <text:p text:style-name="P41">304</text:p>
          </table:table-cell>
          <table:table-cell table:style-name="Tabela1.D3" office:value-type="float" office:value="96">
            <text:p text:style-name="P41">96</text:p>
          </table:table-cell>
        </table:table-row>
        <table:table-row table:style-name="Tabela1.1">
          <table:table-cell table:style-name="Tabela1.A3" office:value-type="float" office:value="5">
            <text:p text:style-name="P40">5</text:p>
          </table:table-cell>
          <table:table-cell table:style-name="Tabela1.A1" office:value-type="string">
            <text:p text:style-name="P40">AB_Open</text:p>
          </table:table-cell>
          <table:table-cell table:style-name="Tabela1.C3" office:value-type="float" office:value="200">
            <text:p text:style-name="P41">200</text:p>
          </table:table-cell>
          <table:table-cell table:style-name="Tabela1.D3" office:value-type="float" office:value="200">
            <text:p text:style-name="P41">200</text:p>
          </table:table-cell>
          <table:table-cell table:style-name="Tabela1.A3" office:value-type="float" office:value="196">
            <text:p text:style-name="P41">196</text:p>
          </table:table-cell>
          <table:table-cell table:style-name="Tabela1.A3" office:value-type="float" office:value="204">
            <text:p text:style-name="P41">204</text:p>
          </table:table-cell>
          <table:table-cell table:style-name="Tabela1.C3" office:value-type="float" office:value="201">
            <text:p text:style-name="P41">201</text:p>
          </table:table-cell>
          <table:table-cell table:style-name="Tabela1.C3" office:value-type="float" office:value="199">
            <text:p text:style-name="P41">199</text:p>
          </table:table-cell>
          <table:table-cell table:style-name="Tabela1.C3" office:value-type="float" office:value="221">
            <text:p text:style-name="P41">221</text:p>
          </table:table-cell>
          <table:table-cell table:style-name="Tabela1.D3" office:value-type="float" office:value="179">
            <text:p text:style-name="P41">179</text:p>
          </table:table-cell>
        </table:table-row>
        <table:table-row table:style-name="Tabela1.1">
          <table:table-cell table:style-name="Tabela1.A3" office:value-type="float" office:value="6">
            <text:p text:style-name="P40">6</text:p>
          </table:table-cell>
          <table:table-cell table:style-name="Tabela1.A1" office:value-type="string">
            <text:p text:style-name="P40">AB_Center</text:p>
          </table:table-cell>
          <table:table-cell table:style-name="Tabela1.C3" office:value-type="float" office:value="209">
            <text:p text:style-name="P41">209</text:p>
          </table:table-cell>
          <table:table-cell table:style-name="Tabela1.D3" office:value-type="float" office:value="191">
            <text:p text:style-name="P41">191</text:p>
          </table:table-cell>
          <table:table-cell table:style-name="Tabela1.A3" office:value-type="float" office:value="212">
            <text:p text:style-name="P41">212</text:p>
          </table:table-cell>
          <table:table-cell table:style-name="Tabela1.A3" office:value-type="float" office:value="188">
            <text:p text:style-name="P41">188</text:p>
          </table:table-cell>
          <table:table-cell table:style-name="Tabela1.C3" office:value-type="float" office:value="211">
            <text:p text:style-name="P41">211</text:p>
          </table:table-cell>
          <table:table-cell table:style-name="Tabela1.C3" office:value-type="float" office:value="189">
            <text:p text:style-name="P41">189</text:p>
          </table:table-cell>
          <table:table-cell table:style-name="Tabela1.C3" office:value-type="float" office:value="223">
            <text:p text:style-name="P41">223</text:p>
          </table:table-cell>
          <table:table-cell table:style-name="Tabela1.D3" office:value-type="float" office:value="177">
            <text:p text:style-name="P41">177</text:p>
          </table:table-cell>
        </table:table-row>
        <table:table-row table:style-name="Tabela1.1">
          <table:table-cell table:style-name="Tabela1.A9" office:value-type="float" office:value="7">
            <text:p text:style-name="P40">7</text:p>
          </table:table-cell>
          <table:table-cell table:style-name="Tabela1.B9" office:value-type="string">
            <text:p text:style-name="P40">AB_Improved</text:p>
          </table:table-cell>
          <table:table-cell table:style-name="Tabela1.C9" office:value-type="float" office:value="199">
            <text:p text:style-name="P41">199</text:p>
          </table:table-cell>
          <table:table-cell table:style-name="Tabela1.D9" office:value-type="float" office:value="201">
            <text:p text:style-name="P41">201</text:p>
          </table:table-cell>
          <table:table-cell table:style-name="Tabela1.A9" office:value-type="float" office:value="205">
            <text:p text:style-name="P41">205</text:p>
          </table:table-cell>
          <table:table-cell table:style-name="Tabela1.A9" office:value-type="float" office:value="195">
            <text:p text:style-name="P41">195</text:p>
          </table:table-cell>
          <table:table-cell table:style-name="Tabela1.C9" office:value-type="float" office:value="203">
            <text:p text:style-name="P41">203</text:p>
          </table:table-cell>
          <table:table-cell table:style-name="Tabela1.C9" office:value-type="float" office:value="197">
            <text:p text:style-name="P41">197</text:p>
          </table:table-cell>
          <table:table-cell table:style-name="Tabela1.C9" office:value-type="float" office:value="196">
            <text:p text:style-name="P41">196</text:p>
          </table:table-cell>
          <table:table-cell table:style-name="Tabela1.D9" office:value-type="float" office:value="204">
            <text:p text:style-name="P41">204</text:p>
          </table:table-cell>
        </table:table-row>
        <table:table-row table:style-name="Tabela1.1">
          <table:table-cell table:style-name="Tabela1.A1" office:value-type="string">
            <text:p text:style-name="P39"/>
          </table:table-cell>
          <table:table-cell table:style-name="Tabela1.A1" office:value-type="string">
            <text:p text:style-name="P40">Win rate:</text:p>
          </table:table-cell>
          <table:table-cell table:style-name="Tabela1.C1" table:number-columns-spanned="2" office:value-type="string">
            <text:p text:style-name="P40">68.7%</text:p>
          </table:table-cell>
          <table:covered-table-cell/>
          <table:table-cell table:style-name="Tabela1.A1" table:number-columns-spanned="2" office:value-type="string">
            <text:p text:style-name="P40">69.0%</text:p>
          </table:table-cell>
          <table:covered-table-cell/>
          <table:table-cell table:style-name="Tabela1.G1" table:number-columns-spanned="2" office:value-type="string">
            <text:p text:style-name="P40">67.8%</text:p>
          </table:table-cell>
          <table:covered-table-cell/>
          <table:table-cell table:style-name="Tabela1.C1" table:number-columns-spanned="2" office:value-type="string">
            <text:p text:style-name="P40">69.6%</text:p>
          </table:table-cell>
          <table:covered-table-cell/>
        </table:table-row>
      </table:table>
      <text:p text:style-name="P8"/>
      <text:h text:style-name="P36" text:outline-level="2"><text:span text:style-name="T4">Comments and c</text:span><text:span text:style-name="T1">onclusion</text:span></text:h>
      <text:list xml:id="list49994926592675415" text:style-name="L7">
        <text:list-item>
          <text:p text:style-name="P29"><text:span text:style-name="T4">On average, on both tournaments, AB_Custom_3 player had the best win rate.</text:span></text:p>
        </text:list-item>
        <text:list-item>
          <text:p text:style-name="P28"><text:span text:style-name="T1">My players are consistently better than any MM pre-implemented player. This is something to be expected, as (1) my players are AB players, and AB is expected to search deeper than MM under the same time constraints, and (2) MM is constrained to depth = 3, where AB uses iterative deepening with no depth limit.</text:span></text:p>
        </text:list-item>
        <text:list-item>
          <text:p text:style-name="P28"><text:span text:style-name="T1">On Tournament #1, my players consistently beat AB_Open and AB_Center. However, AB_Open is a more difficult opponent in Tournament #2 – which allows for 3x more “thinking time”. A possible explanation is: AB_Open's score function is very quick to be evaluated, so it is probably able to search deeper in the game tree, thus being more able to find a winning move.</text:span></text:p>
        </text:list-item>
        <text:list-item>
          <text:p text:style-name="P28"><text:span text:style-name="T1">The same explanation as above can explain why AB_Custom_3 won over AB_Improved on Tournament #1 but lost on Tournament #2. AB_Custom_3 uses a more sophisticated score function, which can be a better one better when it's constrained to a smaller number of </text:span><text:soft-page-break/><text:span text:style-name="T1">function evaluations, but this advantage drops when the opponent is able to search even deeper into the tree because of its simpler, yet meaningful, score function.</text:span></text:p>
        </text:list-item>
        <text:list-item>
          <text:p text:style-name="P30"><text:span text:style-name="T1">Which one of my players would I choose, then? AB_Custom_3 is the safest be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Footnote"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21H38M33S</meta:editing-duration>
    <meta:editing-cycles>68</meta:editing-cycles>
    <meta:generator>LibreOffice/4.4.5.2$Windows_x86 LibreOffice_project/a22f674fd25a3b6f45bdebf25400ed2adff0ff99</meta:generator>
    <dc:date>2017-11-13T11:35:27.124000000</dc:date>
    <meta:document-statistic meta:table-count="2" meta:image-count="0" meta:object-count="0" meta:page-count="4" meta:paragraph-count="227" meta:word-count="1225" meta:character-count="7053" meta:non-whitespace-character-count="6064"/>
    <meta:user-defined meta:name="Info 1"/>
    <meta:user-defined meta:name="Info 2"/>
    <meta:user-defined meta:name="Info 3"/>
    <meta:user-defined meta:name="Info 4"/>
  </office:meta>
</office:document-meta>
</file>